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6">
            <text:p>6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" office:value-type="string">
            <text:p>E</text:p>
          </table:table-cell>
          <table:table-cell table:style-name="ce1" office:value-type="string">
            <text:p>w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1,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,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3,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3,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4,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4,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08:1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8:10:37</dc:date>
    <dc:creator>Igor Assis</dc:creator>
    <meta:editing-duration>PT7M46S</meta:editing-duration>
    <meta:editing-cycles>5</meta:editing-cycles>
    <meta:generator>OpenOffice.org/3.3$Unix OpenOffice.org_project/330m20$Build-9567</meta:generator>
    <meta:document-statistic meta:table-count="3" meta:cell-count="31" meta:object-count="0"/>
  </office:meta>
</office:document-meta>
</file>